
<file path=META-INF/manifest.xml><?xml version="1.0" encoding="utf-8"?>
<manifest:manifes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automatic-styles/>
  <office:body>
    <office:text>
      <text:p>नमस्कार पळोवया प्रुडंट खबरो</text:p>
      <text:p>पणजे वाळपयचें बाय इलॅक्शन 23 ऑगस्टाक निकाल अठ्ठाविसाक उत्तर गोंयांत इलॅक्शन कोड लागू चवथीच्या दिसांनी प्रचाराचो फोग</text:p>
      <text:p>बाबुशान शेंडी लायतकच पणजेखातीर कॉंग्रेस सोदता नवो उमेदवार एडव्होकेट सुरेंद्र देसाय आनी यतीश नायक हीं दोन नावा शॉर्टलिस्ट सप्तक सोंपचे पयलीं घोशणा</text:p>
      <text:p>घरां रेगूलरायज करुंक सव्वाचार हजार अर्ज 15 ऑगस्टासावन तालुक्यांनी टिमींवरवीं स्क्रूटीनी फक्त प्रायव्हेट जमनींवेलींच अनधिकृत बांदकामां बसतलीं नेमांत बाकीचीं न्ही</text:p>
      <text:p>बर्थ सर्टिफिकेटींचे सगले रॅकॉर्ड डिजिटायज मायक्रोफिम्लिंगूय जालां. सप्टेंबर म्हणल्यार सिव्हिल रजिस्ट्रार मुनिसिपालिटींनी कंप्युटरायझ्ड दाखले मुख्यमंत्र्याचें उतर.</text:p>
      <text:p>डॅप्युटी कॅल्टरान 90 दिसांभीत पार्टिशनां तडीक लावपाचीं लॅन्ड रॅव्हॅन्यू कोडांत जातली दुरुस्ती रेव्हॅन्यू मिनिस्टराची जाप मात 225 मॅत्रांसकयल कायद्यान पार्टिशन नाच</text:p>
      <text:p>पणजे आल्तिनार साळगांवकार मायनींग इंडस्ट्रीचे ऑफिसांत इनकम टॅक्साची धाड सकाळसावन चाल्लू जाल्ली रेड राती उसरा मेरेन सुत्रां म्हण्टात मायनिंगावेल्यान.</text:p>
      <text:p>आनी</text:p>
      <text:p>गोंयचो पयलो ग्रॅन्ड मास्टर अनुराग म्हामलाक सरकारान जाहीर केलो 5 लाखांचो पुरस्कार चॅस संघटनेक सरकाराचे स्पोर्ट्स ग्रांट्स कित्याक ना काब्रालाचो प्रस्न.</text:p>
      <text:p>नमस्कार पळोवया प्रुडंट खबरो</text:p>
      <text:p>पणजे आनी वाळपयचें बाय इलॅक्शन 23 ऑगस्टाक. तयेचे आदले दिसा. वेंचणूक आयोगान घोशणा केली आनी उत्तर गोंयांत इलॅक्शन कोड लागू जालो. निकाल मात 28 ऑगस्टाक दवरला. पंचमीचे आदले दिसा. अयन चवथीच्या दिसांनी वेंचणुकेच्या प्रचाराचो फोग. गोंया बरोबर आंद्र आनी दिल्लींतय 23 तारखेक पोटवेचणूक जातली.</text:p>
      <text:p>बाबुशान शेंडी लायतकच पणजेखातीर कॉंग्रेसीन नवो उमेदवार सोदपाक झुंजा पांवड्यार सुरु केलां. ज्येश्ठ आदोवगाद सुरेंद्र देसाय आनी कॉंग्रेसीच्या मिडिया सॅलाचे अध्यक्ष यतीश नायक हीं दोन नावा शॉर्टलिस्ट केल्यांत. सुरेंद्र देसायावांगडा कॉंग्रेसीचे ज्येश्ठ फुडारी उलोवंक लागल्यात. यतीशावांगडाय उलोवणी चल्ल्यांत. जें कितें करतात तें बेगीन करात म्हूण कार्यकर्ते पक्षाक सल्लो दिवंक लागल्यात.</text:p>
      <text:p>घरां रेगूलरायज करपाक सव्वाचार हजार अर्ज आयल्यात. सरकार तालुक्यांनी टिमी करून स्क्रूटीनी करतलो. सादारण 15 ऑगस्टासावन कमिटी स्क्रूटीनी वा इन्स्पॅक्शनां सुरु करून डॅप्युटी कलॅक्टराक रिपोर्ट करपाक लागतल्यो. रेव्हेन्यू मिनिस्टर रोहनान विरोधी पक्ष फुडारी बाबूक जाप दिल्या. मात खाजन सीआरझेड शेतजमीन रस्तो रुंदिकरण सरकारी वा कोमुनिदाद जमनीवेलीं घरां अधिकृत जावचीं ना हें ताणें स्पश्ट केलें</text:p>
      <text:p>बर्थ सर्टिफिकेट रॅकर्डांचो पोन्नो डाटा मायक्रोफिल्म जाला. सप्टेंबर मेरेन सगलो डाटा कंप्युटराचेर मेळटलो आनी सिव्हिल रेजिस्ट्रार वा मुनिसिपाल्टींनी लोकांक सर्टिफिकेटां मेळपाक लागतलीं. जाय जाल्यार ऑनलायनूय मेळटले. दोकुमेन्त डिजिटायज जाल्यात. आलॅक्सान काडिल्ल्या प्रस्नाचेर मुख्यमंत्री पर्रीकारान जाप दिल्या. आदले कंपनीकडेन केल्लो कॉंत्राद खंय सारको नाशिल्लो. कंपनीन ऑरेकलांत काम करून अर्धवट सोडिल्लें.</text:p>
      <text:p>घेवया एक ब्रेकॉ</text:p>
      <text:p>डॅप्युटी कॅल्टरान 90 दिसांभीतर पार्टिशन करुन दिवचें पडटलें. लॅन्ड रॅव्हॅन्यू कोडांत सरकार दुरुस्ती करपाचो आसा. उपरांत चडशीं पार्टिशनां 90 दिसांभितर जातलीं म्हूण रेव्हॅन्यू मिनिस्टर खंवटेन जाप दिल्या. टीसीपी कायद्याप्रमाण 225 स्क्वॅर मॅत्रां सकयल पार्टिशन करुंक मेळना हेंय ताणे स्पश्ट केलां. पार्टिशनाच्यो केशी वर्सांचीं वर्सां कुसतात. मुंडकारांक 300 स्क्वॅर मॅत्र प्लॉटाचें पार्टिशन करुंक मेळना म्हूण बाबाशानान प्रस्न काडिल्लो.</text:p>
      <text:p>बीजेपीचो काँग्रेसमुक्त भारताचे दिशेन आनीक एक स्ट्रोक. बिहारांत रातींभितर जेडीयू बीजेपी सरकार. बुधवारा सांजे राजीनामो दिल्ले नितीश कुमारान सकाळीं मुख्यमंत्री पदाचो सोपूत घेतलो. बीजेपीचो सुशील मोदी उपमुख्यमंत्री. लालू आनी ताचो पूत उपमुख्यमंत्री तेजस्वी यादवाचे बेहिशेबी मालमत्तेचे प्रकरणा उपरांत आरजेडी आनी जेडीयूचें वाजिल्लें. बिहारांतमहागठबंधनाचे बारा ब्रेस्तार. कॉंग्रेस तव्यार.</text:p>
      <text:p>फातोड्डेकारांखातीर फातोड्डेचो आमदार मंत्री विजय सरदेसायान नवी एम्ब्यूलन्स लॉन्च केल्या. बूधवारा मुख्यमंत्र्यान एडवान्सड लायफ सेवींग सिस्टम आशिल्ल्यो 10 नवीन एम्ब्यूलनासी लॉन्च केल्ल्यो. तातूंतली एक फातोड्ड्या दिल्या. आतां फातोड्डेच्या लोकांक इमर्जन्सीक ही एम्बुलन्स मेळटली.</text:p>
      <text:p>घेवया एक ब्रेक</text:p>
      <text:p>नुस्तेंमारीचेर 61 दिसांची पुराय बंदी घालात ना जाल्यार आसा तशी 45 दिसांची बंदी लागू करात म्हूण गोवा फिशींग बोट ऑनर्स असोसिएशन मागता. असोसिएशनाचे नुस्तेंमार मिडीयाकडेन उलयले. वास्को बे डेव्हलाप्मॅन्टाक रापणकारांचो विरोध आसा खरो मात ही जेटी गरजेची नुस्तेकारांच्यो बोटी खंय पोन्नी जेटी सारकी नाशिल्ल्यान डॅमेज जातात.</text:p>
      <text:p>पणजे आल्तिनार साळगांवकार मायनिंग इंडस्ट्रीचे ऑफिसांत इनकम टॅक्साचे टिमीन धाड घाली. सकाळसावन चाल्लू जाल्ली रेड राती उसरा मेरेन चल्ली. सूत्रां सांगतात ते प्रमाण मायनिंग केशींवेल्यान ही रेड पडल्या. एसआयटी सध्या गोंयच्या मायनिंग स्कॅमाची चवकशी करता. अनिल साळगांवकाराचो पूत अर्जून साळगांवकाराचीय मायनिंग केशींत चवकशी जाल्या. ऑफीसरांनी काय फायली जप्त केल्ल्या म्हूण सूत्रां सांगतात.</text:p>
      <text:p>घेवया एक ब्रेक</text:p>
      <text:p>चिंबला चिंचवाड्यार एका प्रायव्हेट प्रॉपर्टीत क्रॉसाची तोडफोड जाल्या म्हूण बोवाळ पडला. तो क्रॉस कोणे मोडला काय गोरवांचो धपको बसला तें कळपाक मात्शें कुस्तार. गावंकार दोनूय सायडीन उलयतात. मंगळारा मडकय करंझाळे शिमित्रींतखुरीस वडयला म्हूण बोवाळ जाल्लो. खुरीस मोडपी माथेफिरू फ्रांसिस सध्या पुलिसांचे कस्टडींत तरीकूय सुसेग ना.</text:p>
      <text:p>मडगांवा चायनीज कंपनी ओपो मोबायलाचो एक्सक्लूसीव शोरुम मोबायल रिटेलरांक कॉत्र गेला. ते सांगता तांका चायनीज कंपनी म्हूण काय वायटपण ना मात अशें केल्ल्यान मार्केटाचेर परिणाम जाता म्हूण तांचो दावो.</text:p>
      <text:p>वास्को निववाड्यार आनीक पॅऱलल रेल्वे ओव्हर ब्रिज बांदपाचो मावीनाचो खंय प्लान आसा ताणें वचून इन्स्पॅक्शन केलें. आदलो पूल खंय ल्हान जाता ट्रॅफीक जाम जाता म्हूण लोकांच्यो कंप्लेनी आशिल्ल्यो. तशेच निववाड्यार कितलेशेच बेकायदेशीर धंदे चलतात भूरगे ड्रग्सांक लागल्यात म्हूण खंय थंय पोलीस आवटपोस्ट घालपाचे आसात.</text:p>
      <text:p>घेवया एक ब्रेक</text:p>
      <text:p>गोंयचो पयलो ग्रॅन्ड मास्टर अनुराग म्हामलाक सरकारान 5 लाखांचो पुरस्कार जाहीर केलो. कुडचडेचो आमदार काब्रालान म्हामलाचो अभिनंदन थाराव हाडिल्लो. ताचेर उलयतना खेळां मंत्री बाबून घोशणा केली. चॅसाक खेळां खात्याकडच्यान स्पोर्ट्स ग्रांट्स मेळूंक जाय म्हणूनय निलेशान गोंयचे चॅस संघटनेचे वतीन विशय काडलो. अनुराग हालींच अडेज हजार यॅलो पॉयट क्रॉस करून ग्रॅन्डमास्टर जाला.</text:p>
      <text:p>श्रावण लागलो श्रावणांतलीं व्रतांउत्सव नागपंचमीन सुरु आज नागपंचम आनी हळदीच्या पानांचेर पातोळ्यो. घरांघरांनी नागाच्यो मातयेच्यो मूर्ती पुजून नागपंचम करतात. पाटार नागाची रांगोळी काडून पुजपाचीय कांय फामिलींची परंपरा आसा. कांयकडेन खऱ्या नागाक दूधल्हायो घालतात. आतां चवथ म्हणसर उत्सव व्रतांचो सिझन चालू. पळयात नागपंचम.</text:p>
      <text:p>हें बुलॅटिन हांगांच सोंपता ह्यो खबरो तुमकां प्रुडंट वॉट्सॅप ट्विटर फेसबूक आनी प्रुडंट व्हॅबसायटीचेर लायव्ह मेळटात प्रुडंटाक फॉलो करात नमस्कार</text:p>
    </office:text>
  </office:body>
</office:document-content>
</file>

<file path=styles.xml><?xml version="1.0" encoding="utf-8"?>
<office:document-styles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meta>
    <meta:generator>ODFPY/1.4.1</meta:generator>
  </office:meta>
</office:document-meta>
</file>